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1e0d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mbiar la configuración del sistema</text:p>
      <text:p text:style-name="Standard">Agregar un dispositivo</text:p>
      <text:p text:style-name="Standard">En algún momento dado, es posible que agreguemos algún componente físico a nuestro ordenador (por ejemplo, un<text:span text:style-name="T1">a impresora</text:span>, una nueva pantalla, un disquete de 31/2, etc...) Y para que funcione con nuestro sistema operativo es necesario que éste lo detecte, normalmente windows lo detecta sin problemas; pero en caso de no ser así, incorpora una herramienta denominada agregar un dispositivo que nos permite poner instalar correctamente el nuevo hardware.</text:p>
      <text:p text:style-name="Standard">Hoy en día muchos de los dispositivos que instalamos incorporan la tecnología plug &amp; play. Esta tecnología consiste en transferir toda la responsabilidad al sistema operativo, es decir, es el sistema operativo el encargado de detectar el nuevo dispositivo, e instalar los controladores (drivers) pertinentes para que su funcionamiento sea óptimo, también se encarga de detectar si desinstalamos algún dispositivo, en ese caso desinstala los controladores para dejar espacio.</text:p>
      <text:p text:style-name="Standard">Lo podemos encontrar en:</text:p>
      <text:p text:style-name="Standard">Inicio&gt;panel de control&gt;hardware y sonido&gt;agregar un dispositiv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ablo Cepeda</meta:initial-creator>
    <meta:creation-date>2018-01-26T21:13:48.959000000</meta:creation-date>
    <dc:date>2018-01-26T22:17:20.135000000</dc:date>
    <dc:creator>Juan Pablo Cepeda</dc:creator>
    <meta:editing-duration>PT1M52S</meta:editing-duration>
    <meta:editing-cycles>3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6" meta:word-count="157" meta:character-count="1072" meta:non-whitespace-character-count="921"/>
  </office:meta>
</office:document-meta>
</file>